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845*"/>
    </style:style>
    <style:style style:name="表15.B" style:family="table-column">
      <style:table-column-properties style:column-width="15.51cm" style:rel-column-width="8793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845*"/>
    </style:style>
    <style:style style:name="表16.B" style:family="table-column">
      <style:table-column-properties style:column-width="15.51cm" style:rel-column-width="8793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845*"/>
    </style:style>
    <style:style style:name="表17.B" style:family="table-column">
      <style:table-column-properties style:column-width="15.51cm" style:rel-column-width="8793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21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3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4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25" style:family="paragraph" style:parent-style-name="Table_20_Contents" style:list-style-name="L34">
      <style:text-properties style:font-name="Arial" fo:font-size="14pt" style:font-name-asian="Arial" style:font-size-asian="14pt" style:font-size-complex="14pt"/>
    </style:style>
    <style:style style:name="P26" style:family="paragraph" style:parent-style-name="Table_20_Contents" style:list-style-name="L36">
      <style:text-properties style:font-name="Arial" fo:font-size="14pt" style:font-name-asian="Arial" style:font-size-asian="14pt" style:font-size-complex="14pt"/>
    </style:style>
    <style:style style:name="P27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28" style:family="paragraph" style:parent-style-name="Table_20_Contents" style:list-style-name="L23">
      <style:text-properties style:font-name="Verdana" fo:font-size="14pt" style:font-size-asian="14pt" style:font-size-complex="14pt"/>
    </style:style>
    <style:style style:name="P29" style:family="paragraph" style:parent-style-name="Table_20_Contents" style:list-style-name="L24">
      <style:text-properties style:font-name="Verdana" fo:font-size="14pt" style:font-size-asian="14pt" style:font-size-complex="14pt"/>
    </style:style>
    <style:style style:name="P30" style:family="paragraph" style:parent-style-name="Table_20_Contents" style:list-style-name="L25">
      <style:text-properties style:font-name="Verdana" fo:font-size="14pt" style:font-size-asian="14pt" style:font-size-complex="14pt"/>
    </style:style>
    <style:style style:name="P31" style:family="paragraph" style:parent-style-name="Table_20_Contents" style:list-style-name="L26">
      <style:text-properties style:font-name="Verdana" fo:font-size="14pt" style:font-size-asian="14pt" style:font-size-complex="14pt"/>
    </style:style>
    <style:style style:name="P32" style:family="paragraph" style:parent-style-name="Table_20_Contents" style:list-style-name="L33"/>
    <style:style style:name="P33" style:family="paragraph" style:parent-style-name="Table_20_Contents" style:list-style-name="L35"/>
    <style:style style:name="P34" style:family="paragraph" style:parent-style-name="Text_20_body" style:list-style-name="L22">
      <style:paragraph-properties fo:line-height="150%"/>
      <style:text-properties style:font-name="Arial" style:font-name-asian="Arial"/>
    </style:style>
    <style:style style:name="P3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6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text-line-through-style="none" style:text-underline-style="none" style:text-blinking="false" fo:background-color="transparent"/>
    </style:style>
    <style:style style:name="T12" style:family="text">
      <style:text-properties style:language-asian="ja" style:country-asian="JP"/>
    </style:style>
    <style:style style:name="T13" style:family="text">
      <style:text-properties style:font-name="Arial" fo:font-size="14pt" style:font-name-asian="Arial" style:font-size-asian="14pt" style:font-size-complex="14pt"/>
    </style:style>
    <style:style style:name="T14" style:family="text">
      <style:text-properties fo:background-color="#33ff99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/>
      <text:p text:style-name="P6"><text:span text:style-name="T2">12.1_1</text:span>---------------------------------------------------------------------------</text:p>
      <text:p text:style-name="P4">res free# JVEMV6 44#12.1_1 / 44. currency / 12. admin / 1. setup-mt4-in-note-pc / 20200514_141558</text:p>
      <text:p text:style-name="P5"/>
      <text:p text:style-name="P5">[do] <text:span text:style-name="T1">#_ </text:span></text:p>
      <text:list xml:id="list590205416537565750" text:style-name="L1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==&gt; see memo (log file in “shortcut...”)</text:p>
            </text:list-item>
          </text:list>
        </text:list-item>
      </text:list>
      <text:p text:style-name="P5"/>
      <text:p text:style-name="P5">[next]</text:p>
      <text:list xml:id="list5985520246146400773" text:style-name="L2">
        <text:list-item>
          <text:p text:style-name="P38">TASK : COMP</text:p>
        </text:list-item>
      </text:list>
      <text:p text:style-name="P5">[further]</text:p>
      <text:p text:style-name="P12"><text:span text:style-name="T9"><text:line-break/></text:span><text:span text:style-name="T10">[/ XXX] 20200514_141625</text:span></text:p>
      <text:p text:style-name="P17"/>
      <text:p text:style-name="P11"/>
      <text:p text:style-name="P3"/>
      <text:p text:style-name="P5"><text:span text:style-name="T3">11.1_ X</text:span>---------------------------------------------------------------------------</text:p>
      <text:p text:style-name="P15">res free# JVEMV6 44#11.3_1.1_1 / 44. currency / 11. prog-mt4 / 3. ea / 1.1 ea-5.1 / 20200515_115452</text:p>
      <text:p text:style-name="P5"/>
      <text:p text:style-name="P5">[do] <text:span text:style-name="T1">#_ </text:span></text:p>
      <text:list xml:id="list8463614290067618927" text:style-name="L3">
        <text:list-item>
          <text:p text:style-name="P39">REVIEW </text:p>
        </text:list-item>
        <text:list-item>
          <text:p text:style-name="P39"><text:soft-page-break/>TASK-1 : start</text:p>
          <text:list>
            <text:list-item>
              <text:p text:style-name="P39"><text:span text:style-name="T1">#_ </text:span>T-1.1</text:p>
              <text:list>
                <text:list-item>
                  <text:p text:style-name="P39">DUP ==&gt; ea-4.mq4</text:p>
                </text:list-item>
                <text:list-item>
                  <text:p text:style-name="P39">func list</text:p>
                  <text:list>
                    <text:list-item>
                      <text:p text:style-name="P39">gen-func-list.bat // (C:\Users\iwabuchiken\AppData\Roaming\MetaQuotes\Terminal\34B08C83A5AAE27A4079DE708E60511E\MQL4\utils)</text:p>
                      <text:list>
                        <text:list-item>
                          <text:p text:style-name="P39">edit</text:p>
                        </text:list-item>
                      </text:list>
                    </text:list-item>
                  </text:list>
                </text:list-item>
                <text:list-item>
                  <text:p text:style-name="P39">compile ==&gt; OK</text:p>
                </text:list-item>
                <text:list-item>
                  <text:p text:style-name="P39">EXEC ==&gt; OK</text:p>
                </text:list-item>
              </text:list>
            </text:list-item>
            <text:list-item>
              <text:p text:style-name="P39">T-1.2 : new FUNC : dp_Dispatch(int idOf_DP) : bool</text:p>
              <text:list>
                <text:list-item>
                  <text:list>
                    <text:list-item>
                      <text:p text:style-name="P39">//_20200515_120722:tmp (ea-5.1.mq4)</text:p>
                    </text:list-item>
                    <text:list-item>
                      <text:p text:style-name="P39">libfx_dp_1.mqh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signature</text:p>
                    </text:list-item>
                    <text:list-item>
                      <text:p text:style-name="P39">labels</text:p>
                    </text:list-item>
                    <text:list-item>
                      <text:p text:style-name="P39">caller</text:p>
                    </text:list-item>
                  </text:list>
                </text:list-item>
                <text:list-item>
                  <text:p text:style-name="P39">COMPILE : OK</text:p>
                </text:list-item>
                <text:list-item>
                  <text:p text:style-name="P39">TEST :==&gt; OK</text:p>
                </text:list-item>
              </text:list>
            </text:list-item>
            <text:list-item>
              <text:p text:style-name="P39"><text:span text:style-name="T1">#_ </text:span>T-1.3 : libfx_dp_1.mqh ==&gt; funclist</text:p>
            </text:list-item>
            <text:list-item>
              <text:p text:style-name="P39">T-1.4 : func “dp_Dispatch” ==&gt; if sentence → coding</text:p>
              <text:list>
                <text:list-item>
                  <text:p text:style-name="P39"><text:span text:style-name="T1">#_ </text:span>CODE : //_20200515_123508:tmp</text:p>
                  <text:list>
                    <text:list-item>
                      <text:p text:style-name="P39">new FUNC : dp_5_1_PrevBar_BB_egt_2()</text:p>
                      <text:list>
                        <text:list-item>
                          <text:p text:style-name="P39"><text:span text:style-name="T1">#_ </text:span>sig</text:p>
                        </text:list-item>
                        <text:list-item>
                          <text:p text:style-name="P39"><text:span text:style-name="T1">#_ </text:span>labels</text:p>
                        </text:list-item>
                        <text:list-item>
                          <text:p text:style-name="P39"><text:span text:style-name="T1">#_ </text:span>caller</text:p>
                        </text:list-item>
                      </text:list>
                    </text:list-item>
                    <text:list-item>
                      <text:p text:style-name="P39">COMPILE ==&gt; OK</text:p>
                    </text:list-item>
                    <text:list-item>
                      <text:p text:style-name="P39"><text:span text:style-name="T1">#_ </text:span>TEST ==&gt; </text:p>
                      <text:list>
                        <text:list-item>
                          <text:p text:style-name="P39">==&gt; OK</text:p>
                        </text:list-item>
                      </text:list>
                    </text:list-item>
                  </text:list>
                </text:list-item>
                <text:list-item>
                  <text:p text:style-name="P39">CODE : actual lines : //_20200515_124341:tmp</text:p>
                </text:list-item>
                <text:list-item>
                  <text:p text:style-name="P39"><text:soft-page-break/>COMPILE : OK</text:p>
                </text:list-item>
                <text:list-item>
                  <text:p text:style-name="P39">TEST :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55159715415481897" text:style-name="L4">
        <text:list-item>
          <text:p text:style-name="P40">TASK : TASKS-22</text:p>
        </text:list-item>
      </text:list>
      <text:p text:style-name="P5">[further]</text:p>
      <text:p text:style-name="P12"><text:span text:style-name="T9"><text:line-break/></text:span><text:span text:style-name="T10">[/ XXX] 20200515_125731</text:span></text:p>
      <text:p text:style-name="P17"/>
      <text:p text:style-name="P6"><text:span text:style-name="T2">12.2_X</text:span>---------------------------------------------------------------------------</text:p>
      <text:p text:style-name="P4">res free# JVEMV6 44#12.2_1 / 44. currency / 12. admin / 2. introduce-mq4-file-from-desktop-to-note / 20200515_125850</text:p>
      <text:p text:style-name="P3"/>
      <text:p text:style-name="P5">[do] <text:span text:style-name="T1">#_ </text:span></text:p>
      <text:list xml:id="list37611062" text:continue-list="list590205416537565750" text:style-name="L1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T-1.1 : steps</text:p>
              <text:list>
                <text:list-item>
                  <text:p text:style-name="P37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619498" text:continue-numbering="true" text:style-name="L1">
        <text:list-item>
          <text:list>
            <text:list-item>
              <text:list>
                <text:list-item>
                  <text:p text:style-name="P37">note</text:p>
                  <text:list>
                    <text:list-item>
                      <text:p text:style-name="P37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6226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15379370189145242" text:style-name="L5">
        <text:list-item>
          <text:p text:style-name="P41">TASK</text:p>
        </text:list-item>
      </text:list>
      <text:p text:style-name="P5">[further]</text:p>
      <text:p text:style-name="P12"><text:soft-page-break/><text:span text:style-name="T9"><text:line-break/></text:span><text:span text:style-name="T10">[/ XXX] </text:span></text:p>
      <text:p text:style-name="P17"/>
      <text:p text:style-name="P11"/>
      <text:p text:style-name="P5"><text:span text:style-name="T3">10.4_X</text:span>---------------------------------------------------------------------------</text:p>
      <text:p text:style-name="P15">res free# JVEMV6 44#10.4_7 / 44. currency / 10. prog-php / 4. gen-trading-result-list-file / 20200516_122949</text:p>
      <text:p text:style-name="P5"/>
      <text:p text:style-name="P5">[do] <text:span text:style-name="T1">#_ </text:span></text:p>
      <text:list xml:id="list1405878016171551975" text:style-name="L6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steps</text:p>
              <text:list>
                <text:list-item>
                  <text:p text:style-name="P42">gen : trade report</text:p>
                  <text:list>
                    <text:list-item>
                      <text:p text:style-name="P42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2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2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615259" text:continue-numbering="true" text:style-name="L6">
        <text:list-item>
          <text:list>
            <text:list-item>
              <text:list>
                <text:list-item>
                  <text:p text:style-name="P42">PROBLEM : “'$cntOf_Ticket_Num_Match : 0'”</text:p>
                  <text:list>
                    <text:list-item>
                      <text:p text:style-name="P42">TRY-1</text:p>
                      <text:list>
                        <text:list-item>
                          <text:p text:style-name="P42"><text:soft-page-break/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2">sheet</text:p>
                  <text:list>
                    <text:list-item>
                      <text:p text:style-name="P42">log_JVE_44_10_3_4.[session-3].ods</text:p>
                    </text:list-item>
                    <text:list-item>
                      <text:p text:style-name="P42">DUP : tab “4”</text:p>
                    </text:list-item>
                    <text:list-item>
                      <text:p text:style-name="P42">delete : entries</text:p>
                    </text:list-item>
                    <text:list-item>
                      <text:p text:style-name="P42">C/P : file content</text:p>
                    </text:list-item>
                    <text:list-item>
                      <text:p text:style-name="P42">DUP : tab ==&gt; “5.1”</text:p>
                    </text:list-item>
                    <text:list-item>
                      <text:p text:style-name="P42">entries ==&gt; sort : BB-loc.-1 ~ -3</text:p>
                    </text:list-item>
                  </text:list>
                </text:list-item>
              </text:list>
            </text:list-item>
            <text:list-item>
              <text:p text:style-name="P42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2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614329" text:continue-numbering="true" text:style-name="L6">
        <text:list-item>
          <text:list>
            <text:list-item>
              <text:p text:style-name="P42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2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228097463658948409" text:style-name="L7">
              <text:list-item>
                <text:p text:style-name="P21">この sequence は、プラスか？</text:p>
                <text:list>
                  <text:list-item>
                    <text:p text:style-name="P23">4-4-4-2-2 (A-Z order)</text:p>
                  </text:list-item>
                </text:list>
              </text:list-item>
              <text:list-item>
                <text:p text:style-name="P21">この sequence は、マイナスか？</text:p>
                <text:list>
                  <text:list-item>
                    <text:p text:style-name="P21">2-2-2-2 (A-Z order)</text:p>
                  </text:list-item>
                </text:list>
              </text:list-item>
            </text:list>
          </table:table-cell>
        </table:table-row>
      </table:table>
      <text:list xml:id="list37622477" text:continue-list="list37614329" text:style-name="L6">
        <text:list-item>
          <text:list>
            <text:list-item>
              <text:p text:style-name="P42"/>
            </text:list-item>
          </text:list>
        </text:list-item>
      </text:list>
      <text:p text:style-name="P5"/>
      <text:p text:style-name="P5">[next]</text:p>
      <text:list xml:id="list5919479967704298234" text:style-name="L8">
        <text:list-item>
          <text:p text:style-name="P43">TASK : slice bar data file ==&gt; </text:p>
          <text:list>
            <text:list-item>
              <text:p text:style-name="P43"><text:soft-page-break/>TASKS-13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8"/>
      <text:p text:style-name="P11"/>
      <text:p text:style-name="P5"><text:span text:style-name="T3">13.X_X</text:span>---------------------------------------------------------------------------</text:p>
      <text:p text:style-name="P15">res free# JVEMV6 44#13.24_1 / 44. currency / 13. TASKS / 24. gen-technical-data / 20200518_124246</text:p>
      <text:p text:style-name="P3"/>
      <text:p text:style-name="P5">[do] <text:span text:style-name="T1">#_ </text:span></text:p>
      <text:list xml:id="list3922878164952360555" text:style-name="L9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//_20200518_124428:tmp (init())</text:p>
                </text:list-item>
                <text:list-item>
                  <text:p text:style-name="P44">//_20200428_144229:head</text:p>
                </text:list-item>
                <text:list-item>
                  <text:p text:style-name="P44">//_20200518_124948:tmp ==&gt; data : body</text:p>
                </text:list-item>
                <text:list-item>
                  <text:p text:style-name="P44">//_20200518_125012:tmp ==&gt; data : header</text:p>
                </text:list-item>
              </text:list>
            </text:list-item>
            <text:list-item>
              <text:p text:style-name="P44"><text:span text:style-name="T1">#_ </text:span>T-1.1 : data : body ==&gt; MFI</text:p>
              <text:list>
                <text:list-item>
                  <text:p text:style-name="P44"><text:span text:style-name="T1">#_ </text:span>CODE</text:p>
                  <text:list>
                    <text:list-item>
                      <text:p text:style-name="P44">TEST ==&gt; OK</text:p>
                    </text:list-item>
                  </text:list>
                </text:list-item>
                <text:list-item>
                  <text:p text:style-name="P44"><text:span text:style-name="T1">#_ </text:span>CODE : normalize double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T-1.2 : data : body ==&gt; RSI</text:p>
              <text:list>
                <text:list-item>
                  <text:p text:style-name="P44">CODE : //_20200518_131109:tmp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T-1.3 : data : body ==&gt; Force</text:p>
              <text:list>
                <text:list-item>
                  <text:p text:style-name="P44">CODE : //_20200518_132500:tmp</text:p>
                  <text:list>
                    <text:list-item>
                      <text:p text:style-name="P44">==&gt; OK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<text:soft-page-break/>Force ==&gt; period → to 20</text:p>
                    </text:list-item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T-1.4 : sheet</text:p>
              <text:list>
                <text:list-item>
                  <text:p text:style-name="P44">log_JVE_44_13_24.[session-1].ods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68756934672776386" text:style-name="L10">
        <text:list-item>
          <text:p text:style-name="P45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1"/>
      <text:p text:style-name="P7"/>
      <text:p text:style-name="P5"><text:span text:style-name="T3">13.26_X</text:span>---------------------------------------------------------------------------</text:p>
      <text:p text:style-name="P15">res free# JVEMV6 44#13.26_1 / 44. currency / 13. TASKS / 26. combined-list-external-file / 20200519_185739</text:p>
      <text:p text:style-name="P3"/>
      <text:p text:style-name="P5">[do] <text:span text:style-name="T1">#_ </text:span></text:p>
      <text:list xml:id="list3517928087053335975" text:style-name="L11">
        <text:list-item>
          <text:p text:style-name="P46">REVIEW </text:p>
        </text:list-item>
        <text:list-item>
          <text:p text:style-name="P46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2">ref : </text:span><text:span text:style-name="T8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626952" text:continue-numbering="true" text:style-name="L11">
        <text:list-item>
          <text:list>
            <text:list-item>
              <text:p text:style-name="P46">T-1.1 : controller</text:p>
              <text:list>
                <text:list-item>
                  <text:p text:style-name="P46">CODE : new FUNC : <text:soft-page-break/>“tasks_26_Gen_Combined_Trade_Result_List”</text:p>
                </text:list-item>
                <text:list-item>
                  <text:p text:style-name="P46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637604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6">==&gt; OK : “Missing View”</text:p>
                    </text:list-item>
                  </text:list>
                </text:list-item>
              </text:list>
            </text:list-item>
            <text:list-item>
              <text:p text:style-name="P46">T-1.2 : view</text:p>
              <text:list>
                <text:list-item>
                  <text:p text:style-name="P46">DUP : util_3___gen__trading__result__list.ctp</text:p>
                </text:list-item>
                <text:list-item>
                  <text:p text:style-name="P46">edit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1.3 : logic</text:p>
              <text:list>
                <text:list-item>
                  <text:p text:style-name="P46">//_20200519_191713:tmp (\Controller\FxUtilitiesController.php)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6927321716524153340" text:style-name="L12">
        <text:list-item>
          <text:p text:style-name="P47">TASK : cont. (TASKS-26)</text:p>
          <text:list>
            <text:list-item>
              <text:p text:style-name="P47">//_20200519_192026:next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20200519_192120</text:span></text:p>
      <text:p text:style-name="P17"/>
      <text:p text:style-name="P11"/>
      <text:p text:style-name="P7"/>
      <text:p text:style-name="P5"><text:span text:style-name="T3">13.26_X</text:span>---------------------------------------------------------------------------</text:p>
      <text:p text:style-name="P15">res free# JVEMV6 44#13.26_2 / 44. currency / 13. TASKS / 26. combined-list-external-file / 20200520_113457</text:p>
      <text:p text:style-name="P7"/>
      <text:p text:style-name="P5">[do] <text:span text:style-name="T1">#_ </text:span></text:p>
      <text:list xml:id="list2521727440873601603" text:style-name="L13">
        <text:list-item>
          <text:p text:style-name="P48">REVIEW </text:p>
        </text:list-item>
        <text:list-item>
          <text:p text:style-name="P48">TASK-1 : cont. (TASKS-26)</text:p>
          <text:list>
            <text:list-item>
              <text:list>
                <text:list-item>
                  <text:p text:style-name="P48"><text:soft-page-break/>//_20200519_192026:next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CODE : upto ==&gt; get list of keywords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2 : upto current ==&gt; to a function</text:p>
              <text:list>
                <text:list-item>
                  <text:p text:style-name="P48">CODE : </text:p>
                  <text:list>
                    <text:list-item>
                      <text:p text:style-name="P48">new FUNC ==&gt; “tasks_26_Gen_Combined_Trade_Result_List__Get_Keyword_List”</text:p>
                    </text:list-item>
                  </text:list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3 : build ==&gt; url </text:p>
              <text:list>
                <text:list-item>
                  <text:p text:style-name="P48">CODE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4197093124355334770" text:style-name="L14">
              <text:list-item>
                <text:p text:style-name="P24">ticket data : dpath</text:p>
                <text:list>
                  <text:list-item>
                    <text:p text:style-name="P24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4">ticket data : fname</text:p>
                <text:list>
                  <text:list-item>
                    <text:p text:style-name="P24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4">statement file : file name</text:p>
                <text:list>
                  <text:list-item>
                    <text:p text:style-name="P24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610535" text:continue-list="list2521727440873601603" text:style-name="L13">
        <text:list-item>
          <text:list>
            <text:list-item>
              <text:p text:style-name="P48"/>
            </text:list-item>
          </text:list>
        </text:list-item>
      </text:list>
      <text:p text:style-name="P5"><text:soft-page-break/></text:p>
      <text:p text:style-name="P5">[next]</text:p>
      <text:list xml:id="list392926203269121322" text:style-name="L15">
        <text:list-item>
          <text:p text:style-name="P49">TASK : TASKS-26</text:p>
        </text:list-item>
      </text:list>
      <text:p text:style-name="P5">[further]</text:p>
      <text:p text:style-name="P12"><text:span text:style-name="T9"><text:line-break/></text:span><text:span text:style-name="T10">[/ XXX] 20200520_163236</text:span></text:p>
      <text:p text:style-name="P7"/>
      <text:p text:style-name="P7"/>
      <text:p text:style-name="P5"><text:span text:style-name="T3">13.26_X</text:span>---------------------------------------------------------------------------</text:p>
      <text:p text:style-name="P15">res free# JVEMV6 44#13.26_1 / 44. currency / 13. TASKS / 25. file-from-note-to-desktop / 20200520_162308</text:p>
      <text:p text:style-name="P3"/>
      <text:p text:style-name="P5">[do] <text:span text:style-name="T1">#_ </text:span></text:p>
      <text:list xml:id="list5019062491798567794" text:style-name="L16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T-1.1</text:p>
              <text:list>
                <text:list-item>
                  <text:p text:style-name="P50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38398544708220503" text:style-name="L17">
        <text:list-item>
          <text:p text:style-name="P51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7"/>
      <text:p text:style-name="P11"/>
      <text:p text:style-name="P7"/>
      <text:p text:style-name="P5"><text:span text:style-name="T3">13.26_X</text:span>---------------------------------------------------------------------------</text:p>
      <text:p text:style-name="P15"><text:soft-page-break/>res free# JVEMV6 44#13.26_3 / 44. currency / 13. TASKS / 26. combined-list-external-file / 20200520_162506</text:p>
      <text:p text:style-name="P7"/>
      <text:p text:style-name="P5">[do] <text:span text:style-name="T1">#_ </text:span></text:p>
      <text:list xml:id="list4133708274341801805" text:style-name="L2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4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27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27">C:\Users\iwabuchiken\AppData\Roaming\MetaQuotes\Terminal\34B08C83A5AAE27A4079DE708E60511E\MQL4\Files\Report_Trades\XXX</text:p>
          </table:table-cell>
        </table:table-row>
        <table:table-row>
          <table:table-cell table:style-name="表14.A2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2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2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626014" text:continue-numbering="true" text:style-name="L28">
        <text:list-item>
          <text:list>
            <text:list-item>
              <text:p text:style-name="P56"/>
            </text:list-item>
          </text:list>
        </text:list-item>
      </text:list>
      <text:p text:style-name="P5"/>
      <text:p text:style-name="P5">[next]</text:p>
      <text:list xml:id="list6921122059356551118" text:style-name="L27">
        <text:list-item>
          <text:p text:style-name="P55"><text:soft-page-break/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1"/>
      <text:p text:style-name="P5"><text:span text:style-name="T3"/></text:p>
      <text:p text:style-name="P5"><text:span text:style-name="T3">13.27_X</text:span>---------------------------------------------------------------------------</text:p>
      <text:p text:style-name="P15">res free# JVEMV6 44#13.27_1 / 44. currency / 13. TASKS / 27. observe-trade-result-list / 20200520_163451</text:p>
      <text:p text:style-name="P3"/>
      <text:p text:style-name="P5">[do] <text:span text:style-name="T1">#_ </text:span></text:p>
      <text:list xml:id="list2698167047872870059" text:style-name="L32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910067432035081953" text:style-name="L33">
              <text:list-item>
                <text:p text:style-name="P32"><text:span text:style-name="T13">DUP tab</text:span></text:p>
              </text:list-item>
              <text:list-item>
                <text:p text:style-name="P32"><text:span text:style-name="T13">delete ==&gt; data area</text:span>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928158177316066869" text:style-name="L34">
              <text:list-item>
                <text:p text:style-name="P25">tab “X” : BB-loc.-1 ~ -3 ==&gt; col : BW – BV – BU</text:p>
              </text:list-item>
              <text:list-item>
                <text:p text:style-name="P25">tab “X.1” : profit ==&gt; col : CH</text:p>
              </text:list-item>
            </text:list>
          </table:table-cell>
        </table:table-row>
      </table:table>
      <text:list xml:id="list37618768" text:continue-list="list2698167047872870059" text:style-name="L32">
        <text:list-item>
          <text:p text:style-name="P58">TASK-2 : OBSERVE</text:p>
          <text:list>
            <text:list-item>
              <text:p text:style-name="P58"><text:soft-page-break/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41825485399273072" text:style-name="L35">
              <text:list-item>
                <text:p text:style-name="P33"><text:span text:style-name="T13">2-2-2 ==&gt; </text:span></text:p>
                <text:list>
                  <text:list-item>
                    <text:p text:style-name="P33"><text:span text:style-name="T13">total = 52</text:span></text:p>
                  </text:list-item>
                  <text:list-item>
                    <text:p text:style-name="P33"><text:span text:style-name="T13">2-2-2 ==&gt; 3</text:span></text:p>
                  </text:list-item>
                  <text:list-item>
                    <text:p text:style-name="P33"><text:span text:style-name="T13">of 3 incidents, plus ==&gt; 3</text:span></text:p>
                  </text:list-item>
                </text:list>
              </text:list-item>
            </text:list>
            <text:p text:style-name="Table_20_Contents"><text:span text:style-name="T13"/></text:p>
            <text:p text:style-name="Table_20_Contents"><draw:frame draw:style-name="fr2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3"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7061896747241123595" text:style-name="L36">
              <text:list-item>
                <text:p text:style-name="P26">2-2-2</text:p>
                <text:list>
                  <text:list-item>
                    <text:p text:style-name="P26">total = 66</text:p>
                  </text:list-item>
                  <text:list-item>
                    <text:p text:style-name="P26">2-2-2 ==&gt; 5</text:p>
                    <text:list>
                      <text:list-item>
                        <text:p text:style-name="P26">plus =&gt; 2</text:p>
                      </text:list-item>
                      <text:list-item>
                        <text:p text:style-name="P26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620225" text:continue-list="list37618768" text:style-name="L32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2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2">のグラフ。#graph_20200520_173001</text:span></text:p>
            <text:p text:style-name="P20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20">今回の、Forceのグラフ。#graph_20200520_173001</text:p>
            <text:p text:style-name="P20">　=&gt;　MFIについて、同じようなグラフ。作ろう。</text:p>
          </table:table-cell>
        </table:table-row>
      </table:table>
      <text:list xml:id="list37630675" text:continue-numbering="true" text:style-name="L32">
        <text:list-item>
          <text:list>
            <text:list-item>
              <text:p text:style-name="P58"/>
            </text:list-item>
          </text:list>
        </text:list-item>
      </text:list>
      <text:p text:style-name="P5"/>
      <text:p text:style-name="P5">[next]</text:p>
      <text:list xml:id="list4328057831181341799" text:style-name="L31">
        <text:list-item>
          <text:p text:style-name="P57">TASK-1</text:p>
          <text:list>
            <text:list-item>
              <text:p text:style-name="P57">this : THOUGHTS-2</text:p>
            </text:list-item>
          </text:list>
        </text:list-item>
        <text:list-item>
          <text:p text:style-name="P57">TASK-2 : <text:span text:style-name="T12">13.27</text:span></text:p>
          <text:list>
            <text:list-item>
              <text:p text:style-name="P57">==&gt; 5/19<text:span text:style-name="T12">の分</text:span></text:p>
            </text:list-item>
          </text:list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1">@@@</text:p>
      <text:p text:style-name="P5"><text:span text:style-name="T3">13.27_1</text:span>---------------------------------------------------------------------------</text:p>
      <text:p text:style-name="P15">res free# JVEMV6 44#13.27_2 / 44. currency / 13. TASKS / 27. observe-trade-result-list / XX</text:p>
      <text:p text:style-name="P3"><text:soft-page-break/></text:p>
      <text:p text:style-name="P5">[do] <text:span text:style-name="T1">#_ </text:span></text:p>
      <text:list xml:id="list8767009573101732997" text:style-name="L38">
        <text:list-item>
          <text:p text:style-name="P60">REVIEW </text:p>
        </text:list-item>
        <text:list-item>
          <text:p text:style-name="P60">TASK-1</text:p>
        </text:list-item>
      </text:list>
      <text:p text:style-name="P5"/>
      <text:p text:style-name="P5">[next]</text:p>
      <text:list xml:id="list7318573053751638233" text:style-name="L37">
        <text:list-item>
          <text:p text:style-name="P59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7"/>
      <text:p text:style-name="P7"/>
      <text:p text:style-name="P5"><text:span text:style-name="T3">13.25_X</text:span>---------------------------------------------------------------------------</text:p>
      <text:p text:style-name="P15">res free# JVEMV6 44#13.25_1 / 44. currency / 13. TASKS / 25. gen-stats-data-to-log-file / XXX</text:p>
      <text:p text:style-name="P3"/>
      <text:p text:style-name="P5">[do] <text:span text:style-name="T1">#_ </text:span></text:p>
      <text:list xml:id="list37611054" text:continue-list="list37622670" text:style-name="L1">
        <text:list-item>
          <text:p text:style-name="P37">REVIEW </text:p>
        </text:list-item>
        <text:list-item>
          <text:p text:style-name="P37">TASK-1</text:p>
        </text:list-item>
      </text:list>
      <text:p text:style-name="P5"/>
      <text:p text:style-name="P5">[next]</text:p>
      <text:list xml:id="list3369032659388518467" text:style-name="L18">
        <text:list-item>
          <text:p text:style-name="P52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7"/>
      <text:p text:style-name="P3"/>
      <text:p text:style-name="P6"><text:soft-page-break/><text:span text:style-name="T2">10.3.3_X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37613665" text:continue-list="list37611054" text:style-name="L1">
        <text:list-item>
          <text:p text:style-name="P37">REVIEW </text:p>
        </text:list-item>
        <text:list-item>
          <text:p text:style-name="P37">TASK-1 : TASKS-13 (cont.)</text:p>
          <text:list>
            <text:list-item>
              <text:list>
                <text:list-item>
                  <text:p text:style-name="P37">//_20200504_170156:next ( <text:s/>lib_fx_admin.php )</text:p>
                </text:list-item>
                <text:list-item>
                  <text:p text:style-name="P37">==&gt; delete : debug return line</text:p>
                </text:list-item>
                <text:list-item>
                  <text:p text:style-name="P37">==&gt; see sliced weeks dates → as intended ?</text:p>
                </text:list-item>
              </text:list>
            </text:list-item>
            <text:list-item>
              <text:p text:style-name="P37"/>
            </text:list-item>
          </text:list>
        </text:list-item>
      </text:list>
      <text:p text:style-name="P5"/>
      <text:p text:style-name="P5">[next]</text:p>
      <text:list xml:id="list1962787450361097328" text:style-name="L19">
        <text:list-item>
          <text:p text:style-name="P53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7"/>
      <text:p text:style-name="P7"/>
      <text:p text:style-name="P3"/>
      <text:p text:style-name="P3"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5">[do] <text:span text:style-name="T1">#_ </text:span></text:p>
      <text:list xml:id="list37624821" text:continue-list="list37613665" text:style-name="L1">
        <text:list-item>
          <text:p text:style-name="P37">REVIEW </text:p>
        </text:list-item>
        <text:list-item>
          <text:p text:style-name="P37">TASK-1</text:p>
        </text:list-item>
      </text:list>
      <text:p text:style-name="P5"/>
      <text:p text:style-name="P5"><text:soft-page-break/>[next]</text:p>
      <text:list xml:id="list7706874678702972275" text:style-name="L20">
        <text:list-item>
          <text:p text:style-name="P54">TASK</text:p>
        </text:list-item>
      </text:list>
      <text:p text:style-name="P5">[further]</text:p>
      <text:p text:style-name="P12"><text:span text:style-name="T9"><text:line-break/></text:span><text:span text:style-name="T10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9">------------------------------------------------------- [STEPS : start] 20191224_114459</text:p>
      <text:list xml:id="list704072209937082976" text:style-name="L21">
        <text:list-item>
          <text:p text:style-name="P6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06888" text:continue-numbering="true" text:style-name="L21">
        <text:list-item>
          <text:p text:style-name="P61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7436998885555376708" text:style-name="L22">
        <text:list-item>
          <text:p text:style-name="P3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932393352082565116" text:style-name="L23">
              <text:list-item>
                <text:p text:style-name="P28">M – w &gt; a (new window)</text:p>
              </text:list-item>
              <text:list-item>
                <text:p text:style-name="P28">doc 2 : select → session number</text:p>
              </text:list-item>
              <text:list-item>
                <text:p text:style-name="P28">doc 1</text:p>
                <text:list>
                  <text:list-item>
                    <text:p text:style-name="P28">DUP → template</text:p>
                  </text:list-item>
                  <text:list-item>
                    <text:p text:style-name="P28">session num → paste</text:p>
                  </text:list-item>
                </text:list>
              </text:list-item>
              <text:list-item>
                <text:p text:style-name="P28">doc 2 : select → session string</text:p>
              </text:list-item>
              <text:list-item>
                <text:p text:style-name="P2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196375707355122093" text:style-name="L24">
              <text:list-item>
                <text:p text:style-name="P29"><text:soft-page-break/>commit</text:p>
                <text:list>
                  <text:list-item>
                    <text:p text:style-name="P29">jve</text:p>
                  </text:list-item>
                  <text:list-item>
                    <text:p text:style-name="P2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313776653852119037" text:style-name="L25">
              <text:list-item>
                <text:p text:style-name="P30">doc 1 : select → git push, echo</text:p>
              </text:list-item>
              <text:list-item>
                <text:p text:style-name="P3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438314593586632406" text:style-name="L26">
              <text:list-item>
                <text:p text:style-name="P31">eclipse</text:p>
              </text:list-item>
              <text:list-item>
                <text:p text:style-name="P31">mt4</text:p>
              </text:list-item>
              <text:list-item>
                <text:p text:style-name="P31">folders</text:p>
              </text:list-item>
              <text:list-item>
                <text:p text:style-name="P31">sakura files</text:p>
              </text:list-item>
              <text:list-item>
                <text:p text:style-name="P31">docs</text:p>
              </text:list-item>
            </text:list>
          </table:table-cell>
        </table:table-row>
      </table:table>
      <text:list xml:id="list37609608" text:continue-list="list7436998885555376708" text:style-name="L22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20738" text:continue-numbering="true" text:style-name="L22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7620119" text:continue-numbering="true" text:style-name="L22">
        <text:list-item>
          <text:p text:style-name="P34">move “<text:span text:style-name="T4">@@@</text:span>”</text:p>
        </text:list-item>
        <text:list-item>
          <text:p text:style-name="P63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0T17:40:43.73</dc:date>
    <dc:creator>iwabuchi ken</dc:creator>
    <meta:editing-duration>P5DT19H53M33S</meta:editing-duration>
    <meta:editing-cycles>693</meta:editing-cycles>
    <meta:generator>OpenOffice/4.1.3$Win32 OpenOffice.org_project/413m1$Build-9783</meta:generator>
    <meta:document-statistic meta:table-count="17" meta:image-count="0" meta:object-count="3" meta:page-count="20" meta:paragraph-count="400" meta:word-count="1536" meta:character-count="129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